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c617" officeooo:paragraph-rsid="0004c617"/>
    </style:style>
    <style:style style:name="P2" style:family="paragraph" style:parent-style-name="Preformatted_20_Text">
      <style:text-properties fo:font-weight="bold" officeooo:rsid="0004c617" officeooo:paragraph-rsid="0004c617" style:font-weight-asian="bold" style:font-weight-complex="bold"/>
    </style:style>
    <style:style style:name="P3" style:family="paragraph" style:parent-style-name="Preformatted_20_Text">
      <style:text-properties fo:font-style="italic" fo:font-weight="normal" officeooo:rsid="0004c617" officeooo:paragraph-rsid="0004c617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fo:font-style="italic" style:font-style-asian="italic" style:font-style-complex="italic"/>
    </style:style>
    <style:style style:name="P5" style:family="paragraph" style:parent-style-name="Preformatted_20_Text">
      <style:text-properties fo:font-style="italic" officeooo:paragraph-rsid="000a5258" style:font-style-asian="italic" style:font-style-complex="italic"/>
    </style:style>
    <style:style style:name="P6" style:family="paragraph" style:parent-style-name="Preformatted_20_Text">
      <style:text-properties fo:font-style="italic" officeooo:rsid="002a7da6" officeooo:paragraph-rsid="002a7da6" style:font-style-asian="italic" style:font-style-complex="italic"/>
    </style:style>
    <style:style style:name="P7" style:family="paragraph" style:parent-style-name="Preformatted_20_Text">
      <style:text-properties officeooo:paragraph-rsid="0004c617"/>
    </style:style>
    <style:style style:name="P8" style:family="paragraph" style:parent-style-name="Preformatted_20_Text">
      <style:text-properties officeooo:paragraph-rsid="0008e7a7"/>
    </style:style>
    <style:style style:name="P9" style:family="paragraph" style:parent-style-name="Preformatted_20_Text">
      <style:text-properties officeooo:rsid="000b2329" officeooo:paragraph-rsid="000b2329"/>
    </style:style>
    <style:style style:name="P10" style:family="paragraph" style:parent-style-name="Preformatted_20_Text">
      <style:text-properties fo:font-weight="normal" officeooo:rsid="000e1382" officeooo:paragraph-rsid="0013dc46" style:font-weight-asian="normal" style:font-weight-complex="normal"/>
    </style:style>
    <style:style style:name="P11" style:family="paragraph" style:parent-style-name="Preformatted_20_Text">
      <style:text-properties officeooo:paragraph-rsid="0018c57f"/>
    </style:style>
    <style:style style:name="P12" style:family="paragraph" style:parent-style-name="Preformatted_20_Text">
      <style:text-properties officeooo:rsid="0004c617" officeooo:paragraph-rsid="002a7da6"/>
    </style:style>
    <style:style style:name="P13" style:family="paragraph" style:parent-style-name="Preformatted_20_Text">
      <style:text-properties officeooo:rsid="002a7da6" officeooo:paragraph-rsid="002a7da6"/>
    </style:style>
    <style:style style:name="P14" style:family="paragraph" style:parent-style-name="Preformatted_20_Text">
      <style:text-properties officeooo:rsid="002a7da6" officeooo:paragraph-rsid="002f6a63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04c617"/>
    </style:style>
    <style:style style:name="P17" style:family="paragraph" style:parent-style-name="Preformatted_20_Text">
      <style:paragraph-properties fo:margin-top="0in" fo:margin-bottom="0in" style:contextual-spacing="false"/>
    </style:style>
    <style:style style:name="P18" style:family="paragraph" style:parent-style-name="Preformatted_20_Text">
      <style:paragraph-properties fo:margin-top="0in" fo:margin-bottom="0in" style:contextual-spacing="false" fo:line-height="100%"/>
      <style:text-properties fo:font-weight="bold" officeooo:rsid="000e1382" officeooo:paragraph-rsid="000e1382" style:font-weight-asian="bold" style:font-weight-complex="bold"/>
    </style:style>
    <style:style style:name="P19" style:family="paragraph" style:parent-style-name="Preformatted_20_Text">
      <style:paragraph-properties fo:margin-top="0in" fo:margin-bottom="0in" style:contextual-spacing="false"/>
      <style:text-properties fo:font-weight="bold" officeooo:rsid="000e1382" officeooo:paragraph-rsid="000e1382" style:font-weight-asian="bold" style:font-weight-complex="bold"/>
    </style:style>
    <style:style style:name="P20" style:family="paragraph" style:parent-style-name="Preformatted_20_Text">
      <style:paragraph-properties fo:margin-top="0in" fo:margin-bottom="0in" style:contextual-spacing="false"/>
      <style:text-properties fo:font-weight="bold" officeooo:rsid="0012228c" officeooo:paragraph-rsid="0012228c" style:font-weight-asian="bold" style:font-weight-complex="bold"/>
    </style:style>
    <style:style style:name="P21" style:family="paragraph" style:parent-style-name="Preformatted_20_Text">
      <style:paragraph-properties fo:margin-top="0in" fo:margin-bottom="0in" style:contextual-spacing="false"/>
      <style:text-properties fo:font-weight="normal" officeooo:rsid="000e1382" officeooo:paragraph-rsid="00213d6c" style:font-weight-asian="normal" style:font-weight-complex="normal"/>
    </style:style>
    <style:style style:name="P22" style:family="paragraph" style:parent-style-name="Preformatted_20_Text">
      <style:paragraph-properties fo:margin-top="0in" fo:margin-bottom="0in" style:contextual-spacing="false"/>
      <style:text-properties fo:font-weight="normal" officeooo:rsid="000e1382" officeooo:paragraph-rsid="00253eef" style:font-weight-asian="normal" style:font-weight-complex="normal"/>
    </style:style>
    <style:style style:name="P23" style:family="paragraph" style:parent-style-name="Preformatted_20_Text">
      <style:paragraph-properties fo:margin-top="0in" fo:margin-bottom="0in" style:contextual-spacing="false"/>
      <style:text-properties officeooo:rsid="000f5a1a" officeooo:paragraph-rsid="000f5a1a"/>
    </style:style>
    <style:style style:name="P24" style:family="paragraph" style:parent-style-name="Preformatted_20_Text">
      <style:paragraph-properties fo:margin-top="0in" fo:margin-bottom="0in" style:contextual-spacing="false"/>
      <style:text-properties officeooo:paragraph-rsid="00115c38"/>
    </style:style>
    <style:style style:name="P25" style:family="paragraph" style:parent-style-name="Preformatted_20_Text">
      <style:paragraph-properties fo:margin-top="0in" fo:margin-bottom="0in" style:contextual-spacing="false"/>
      <style:text-properties officeooo:rsid="001cb3a8" officeooo:paragraph-rsid="001cb3a8"/>
    </style:style>
    <style:style style:name="P26" style:family="paragraph" style:parent-style-name="Preformatted_20_Text">
      <style:paragraph-properties fo:margin-top="0in" fo:margin-bottom="0in" style:contextual-spacing="false"/>
      <style:text-properties fo:font-style="italic" fo:font-weight="normal" officeooo:rsid="0031c741" officeooo:paragraph-rsid="0031c741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382" style:font-weight-asian="bold" style:font-weight-complex="bold"/>
    </style:style>
    <style:style style:name="T3" style:family="text">
      <style:text-properties fo:font-weight="bold" officeooo:rsid="0010a4d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a4d0" style:font-style-asian="italic" style:font-style-complex="italic"/>
    </style:style>
    <style:style style:name="T6" style:family="text">
      <style:text-properties fo:font-style="italic" officeooo:rsid="002a7da6" style:font-style-asian="italic" style:font-style-complex="italic"/>
    </style:style>
    <style:style style:name="T7" style:family="text">
      <style:text-properties fo:font-style="italic" officeooo:rsid="002c2d49" style:font-style-asian="italic" style:font-style-complex="italic"/>
    </style:style>
    <style:style style:name="T8" style:family="text">
      <style:text-properties fo:font-style="italic" officeooo:rsid="002f6a63" style:font-style-asian="italic" style:font-style-complex="italic"/>
    </style:style>
    <style:style style:name="T9" style:family="text">
      <style:text-properties fo:font-style="italic" officeooo:rsid="0031c741" style:font-style-asian="italic" style:font-style-complex="italic"/>
    </style:style>
    <style:style style:name="T10" style:family="text">
      <style:text-properties fo:font-style="italic" officeooo:rsid="0031ffb1" style:font-style-asian="italic" style:font-style-complex="italic"/>
    </style:style>
    <style:style style:name="T11" style:family="text">
      <style:text-properties fo:font-style="italic" officeooo:rsid="0032e3b0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4c617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0a4d0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6404c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e1382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officeooo:rsid="0010a4d0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28d6fc" style:font-style-asian="italic" style:font-style-complex="italic"/>
    </style:style>
    <style:style style:name="T20" style:family="text">
      <style:text-properties officeooo:rsid="000a525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e1382" style:font-weight-asian="normal" style:font-weight-complex="normal"/>
    </style:style>
    <style:style style:name="T23" style:family="text">
      <style:text-properties officeooo:rsid="0010a4d0"/>
    </style:style>
    <style:style style:name="T24" style:family="text">
      <style:text-properties style:text-underline-style="solid" style:text-underline-width="auto" style:text-underline-color="font-color" fo:font-weight="bold" officeooo:rsid="0010a4d0" style:font-weight-asian="bold" style:font-weight-complex="bold"/>
    </style:style>
    <style:style style:name="T25" style:family="text">
      <style:text-properties officeooo:rsid="0019cf5b"/>
    </style:style>
    <style:style style:name="T26" style:family="text">
      <style:text-properties officeooo:rsid="001cc29c"/>
    </style:style>
    <style:style style:name="T27" style:family="text">
      <style:text-properties officeooo:rsid="002289a5"/>
    </style:style>
    <style:style style:name="T28" style:family="text">
      <style:text-properties officeooo:rsid="0026da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 codon: ATG</text:p>
      <text:p text:style-name="P3">stop codon TAA UAG <text:span text:style-name="T20">opal - UGA</text:span></text:p>
      <text:p text:style-name="P2"/>
      <text:p text:style-name="Preformatted_20_Text"/>
      <text:p text:style-name="Preformatted_20_Text"/>
      <text:p text:style-name="P8"><text:s/>1 <text:bookmark text:name="gi_8393582_12"/>cccaggctat gaacccctag tctctccaca cttcatctgc tacaacttcc ggcttagac</text:p>
      <text:p text:style-name="P9"/>
      <text:p text:style-name="P9">start</text:p>
      <text:p text:style-name="P9"/>
      <text:p text:style-name="P8"><text:span text:style-name="T1"><text:tab/><text:tab/>--- a tg</text:span><text:span text:style-name="T4">gaaattct ttgtgaagac aatatctctc --- tgagctcaat tccaaactcc ttaatgcaat</text:span></text:p>
      <text:p text:style-name="P5"><text:s text:c="6"/>121 taggtgatgg cccgaggctc taccataatg acttcaactc cagagatgct aacacttcgg</text:p>
      <text:p text:style-name="P4"><text:s text:c="6"/>181 <text:bookmark text:name="gi_8393582_181"/>aagcatcgaa ctggacaatt gatgctgaaa acagaaccaa cctctcctgt gaagggtacc</text:p>
      <text:p text:style-name="P4"><text:s text:c="6"/>241 <text:bookmark text:name="gi_8393582_241"/>tcccaccgac atgcctctcc attcttcatc tccaggaaaa aaactggtct gctttattga</text:p>
      <text:p text:style-name="P4"><text:s text:c="6"/>301 <text:bookmark text:name="gi_8393582_301"/>caactgtcgt gattattctc accattgctg gaaatatact ggtcatcatg gcagtgtccc</text:p>
      <text:p text:style-name="P4"><text:s text:c="6"/>361 <text:bookmark text:name="gi_8393582_361"/>tagaaaaaaa gctgcagaat gccaccaact atttcctgat gtcacttgcc atagctgata</text:p>
      <text:p text:style-name="P4"><text:s text:c="6"/>421 <text:bookmark text:name="gi_8393582_421"/>tgctgctggg tttccttgtc atgcctgtgt ccatgttaac catcctgtat gggtaccggt</text:p>
      <text:p text:style-name="P4"><text:s text:c="6"/>481 <text:bookmark text:name="gi_8393582_481"/>ggcctttgcc tagcaagctc tgtgcgatct ggatttacct ggatgtgctc ttttctacgg</text:p>
      <text:p text:style-name="P4"><text:s text:c="6"/>541 <text:bookmark text:name="gi_8393582_541"/>catccatcat gcacctctgc gccatctccc tggaccgcta tgtcgccatc cagaacccca</text:p>
      <text:p text:style-name="P4"><text:s text:c="6"/>601 <text:bookmark text:name="gi_8393582_601"/>ttcaccacag ccgcttcaac tccagaacca aagccttcct gaaaatcatt gccgtgtgga</text:p>
      <text:p text:style-name="P4"><text:s text:c="6"/>661 <text:bookmark text:name="gi_8393582_661"/>ccatatctgt aggtatatcc atgccaatcc cagtctttgg actacaggat gattcgaagg</text:p>
      <text:p text:style-name="P4"><text:s text:c="6"/>721 <text:bookmark text:name="gi_8393582_721"/>tctttaagga ggggagctgc ctgcttgccg atgacaactt tgttctcata ggctcttttg</text:p>
      <text:p text:style-name="P4"><text:s text:c="6"/>781 <text:bookmark text:name="gi_8393582_781"/>tggcattttt catcccccta accatcatgg tgatcaccta cttcctgact atcaagtcac</text:p>
      <text:p text:style-name="P4"><text:s text:c="6"/>841 <text:bookmark text:name="gi_8393582_841"/>ttcagaaaga agccaccttg tgtgtgagtg acctcagcac tcgagccaaa ctagcctcct</text:p>
      <text:p text:style-name="P4"><text:s text:c="6"/>901 <text:bookmark text:name="gi_8393582_901"/>tcagcttcct ccctcagagt tctctgtcat cagaaaagct cttccaacgg tccatccaca</text:p>
      <text:p text:style-name="P4"><text:s text:c="6"/>961 <text:bookmark text:name="gi_8393582_961"/>gagagccagg ctcctacgca ggccgaagga cgatgcagtc catcagcaat gagcaaaagg</text:p>
      <text:p text:style-name="P4"><text:s text:c="5"/>1021 <text:bookmark text:name="gi_8393582_1021"/>cgtgcaaggt gctgggcatc gtgttcttcc tgtttgttgt aatgtggtgc ccattcttca</text:p>
      <text:p text:style-name="P4"><text:s text:c="5"/>1081 <text:bookmark text:name="gi_8393582_1081"/>tcaccaatat catggccgtc atctgcaaag aatcctgcaa tgaaaatgtc atcggagccc</text:p>
      <text:p text:style-name="P4"><text:s text:c="5"/>1141 <text:bookmark text:name="gi_8393582_1141"/>tgctcaatgt gtttgtctgg attggttatc tctcctcagc tgtcaatcca ctggtatata</text:p>
      <text:p text:style-name="P4"><text:s text:c="5"/>1201 <text:bookmark text:name="gi_8393582_1201"/>cgttgttcaa taaaacttat aggtccgcct tctcaaggta cattcagtgt cagtacaagg</text:p>
      <text:p text:style-name="P4"><text:s text:c="5"/>1261 <text:bookmark text:name="gi_8393582_1261"/>aaaacagaaa gccactgcag ttaattttag tgaacactat accagcattg gcctacaagt</text:p>
      <text:p text:style-name="P4"><text:s text:c="5"/>1321 <text:bookmark text:name="gi_8393582_1321"/>ctagtcagct ccaggtggga cagaaaaaga actcacagga agatgctgag cagacagttg</text:p>
      <text:p text:style-name="P4"><text:s text:c="5"/>1381 <text:bookmark text:name="gi_8393582_1381"/>atgactgctc catggttaca ctggggaaac aacagtcgga agagaattgt acagacaata</text:p>
      <text:p text:style-name="P8"><text:span text:style-name="T4"><text:s text:c="5"/>1441 </text:span><text:bookmark text:name="gi_8393582_1441"/><text:span text:style-name="T4">ttgaaa --- ccgt gaatgaaaag gttagctgtg tg ---</text:span><text:span text:style-name="T12">tga </text:span>tgaac ggatgctat ggcaattgcc</text:p>
      <text:p text:style-name="P8"/>
      <text:p text:style-name="P8"/>
      <text:p text:style-name="P8"/>
      <text:p text:style-name="Preformatted_20_Text"><text:s text:c="5"/>1501 <text:bookmark text:name="gi_8393582_1501"/>cagggcatgt gaacaaggtt atacccatgt gtgtggggcg gggataagga ggctgcaaca</text:p>
      <text:p text:style-name="P15"><text:s text:c="5"/>1561 <text:bookmark text:name="gi_8393582_1561"/>aattag</text:p>
      <text:p text:style-name="P15"/>
      <text:p text:style-name="P18">ADDING SHIT</text:p>
      <text:p text:style-name="P19"><text:span text:style-name="T21">start 5'-3'</text:span> atg <text:span text:style-name="T15">gaaattct ttgtgaagac aatatctctc</text:span></text:p>
      <text:p text:style-name="P21">end 5'-3' <text:s/><text:span text:style-name="T4"><text:s text:c="2"/>gaatgaaaag gttagctgtg tg</text:span></text:p>
      <text:p text:style-name="P17"/>
      <text:p text:style-name="P23"><text:span text:style-name="T1">1. add ECORI cut sites to 5' ends </text:span><text:span text:style-name="T3">(“</text:span><text:span text:style-name="T24">GAATTC”</text:span><text:span text:style-name="T3">), and filler “GCGGAA”</text:span><text:span text:style-name="T23"> </text:span></text:p>
      <text:p text:style-name="P25">***<text:span text:style-name="T26">would do Age1, but 5-HT2aR has a cut site :(</text:span></text:p>
      <text:p text:style-name="P24"><text:span text:style-name="T22">start 5'-3'</text:span><text:span text:style-name="T2"> </text:span>GCGGAA GAATTC ATG GAAATTCT TTGTGAAGAC<text:span text:style-name="T17"> </text:span><text:span text:style-name="T16">(TM ~ 65)</text:span></text:p>
      <text:p text:style-name="P22">end <text:span text:style-name="T27">3' - 5'</text:span> <text:span text:style-name="T23"><text:s/></text:span><text:span text:style-name="T5"><text:s/>gaa tga aaa ggt tag ctg tgt </text:span><text:span text:style-name="T11">g</text:span><text:span text:style-name="T5">g</text:span><text:span text:style-name="T18">g <text:s/></text:span><text:span text:style-name="T19">|</text:span><text:span text:style-name="T18">aat tc G CGG AA <text:s/></text:span></text:p>
      <text:p text:style-name="P17"/>
      <text:p text:style-name="P20">2. generate reverse complement of end primers</text:p>
      <text:p text:style-name="Preformatted_20_Text"/>
      <text:p text:style-name="P10"/>
      <text:p text:style-name="P11"><text:span text:style-name="T25">end 5'-3' </text:span>TTC CGC G AAT TCC ACA CAG CTA ACC TTT TCA TTC <text:span text:style-name="T28">(tm 68)</text:span></text:p>
      <text:p text:style-name="P7"><text:bookmark text:name="gi_8393582_1"/></text:p>
      <text:p text:style-name="P1"/>
      <text:p text:style-name="P16"/>
      <text:p text:style-name="P16"><text:soft-page-break/></text:p>
      <text:p text:style-name="P16"><text:span text:style-name="T12">**</text:span><text:span text:style-name="T13">maintaining reading frame with GFP?</text:span></text:p>
      <text:p text:style-name="P1">HA motherfucker isn't cut by ecor1 hurrayyyyyyy</text:p>
      <text:p text:style-name="P1"/>
      <text:p text:style-name="P1"/>
      <text:p text:style-name="P1"/>
      <text:p text:style-name="P12"><text:span text:style-name="T4"><text:s/></text:span><text:span text:style-name="T6">5' </text:span><text:span text:style-name="T4">gt gaatgaaaag gttagctgtgtg – </text:span><text:span text:style-name="T6">3'</text:span></text:p>
      <text:p text:style-name="P12"/>
      <text:p text:style-name="P14"><text:span text:style-name="T4">5'- <text:s/></text:span><text:span text:style-name="T14">gcg gaa </text:span><text:span text:style-name="T7">g</text:span><text:span text:style-name="T8"> </text:span><text:span text:style-name="T7">aa</text:span><text:span text:style-name="T10">t tct</text:span><text:span text:style-name="T8"> </text:span><text:span text:style-name="T4">CAC ACA GCT AAC CTT TTC ATT C</text:span><text:span text:style-name="T9">AC</text:span><text:span text:style-name="T4"> - 3'(cut from this end)</text:span></text:p>
      <text:p text:style-name="P12"/>
      <text:p text:style-name="P13"/>
      <text:p text:style-name="P13"/>
      <text:p text:style-name="P13"/>
      <text:p text:style-name="P13"/>
      <text:p text:style-name="P13">###example###</text:p>
      <text:p text:style-name="P13">5' - CCCGAGAACTTCACTGAGAGGGTCCCA -3'</text:p>
      <text:p text:style-name="P13"/>
      <text:p text:style-name="P26">reverse complement</text:p>
      <text:p text:style-name="P26"/>
      <text:p text:style-name="P13">5' - TGG GAC CCT CTC AGT GAA GTT</text:p>
      <text:p text:style-name="P13"/>
      <text:p text:style-name="P13"/>
      <text:p text:style-name="P13"/>
      <text:p text:style-name="P13"/>
      <text:p text:style-name="P6">GGGCTCTTGAAGTGACTCTCCCAGGG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4-12-30T23:23:14.109446771</meta:creation-date>
    <dc:date>2015-01-15T12:01:50.671075397</dc:date>
    <dc:creator>Kathleen Leeper</dc:creator>
    <meta:editing-duration>PT5H14M15S</meta:editing-duration>
    <meta:editing-cycles>42</meta:editing-cycles>
    <meta:generator>LibreOffice/4.2.8.2$Linux_X86_64 LibreOffice_project/420$Build-2</meta:generator>
    <meta:document-statistic meta:table-count="0" meta:image-count="0" meta:object-count="0" meta:page-count="2" meta:paragraph-count="48" meta:word-count="340" meta:character-count="2781" meta:non-whitespace-character-count="2335"/>
  </office:meta>
</office:document-meta>
</file>